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style:text-position="super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style:text-position="super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Документация</text:span><text:span text:style-name="T2"><text:s/></text:span><text:span text:style-name="T3">за</text:span><text:span text:style-name="T4"><text:s/></text:span><text:span text:style-name="T5">Метеорологична</text:span><text:span text:style-name="T6"><text:s/></text:span><text:span text:style-name="T7">станция</text:span><text:span text:style-name="T8"><text:s/>(Weather station)</text:span></text:p>
      <text:p text:style-name="P2"><text:span text:style-name="T9"/></text:p>
      <text:p text:style-name="P2"><text:span text:style-name="T9"/></text:p>
      <text:p text:style-name="P2"><text:span text:style-name="T10">1.<text:s/></text:span><text:span text:style-name="T11">Цел</text:span><text:span text:style-name="T12"><text:s/></text:span><text:span text:style-name="T13">на</text:span><text:span text:style-name="T14"><text:s/></text:span><text:span text:style-name="T15">проекта</text:span></text:p>
      <text:p text:style-name="P2"><text:span text:style-name="T16"/></text:p>
      <text:p text:style-name="P2"><text:span text:style-name="T17">Проекта</text:span><text:span text:style-name="T18"><text:s/></text:span><text:span text:style-name="T19">може</text:span><text:span text:style-name="T20"><text:s/></text:span><text:span text:style-name="T21">да</text:span><text:span text:style-name="T22"><text:s/></text:span><text:span text:style-name="T23">се</text:span><text:span text:style-name="T24"><text:s/></text:span><text:span text:style-name="T25">приеме</text:span><text:span text:style-name="T26">,<text:s/></text:span><text:span text:style-name="T27">че</text:span><text:span text:style-name="T28"><text:s/></text:span><text:span text:style-name="T29">спада</text:span><text:span text:style-name="T30"><text:s/></text:span><text:span text:style-name="T31">към</text:span><text:span text:style-name="T32"><text:s/></text:span><text:span text:style-name="T33">секцията</text:span><text:span text:style-name="T34"><text:s/>IoT (Internet of Things).<text:s/></text:span><text:span text:style-name="T35">Целта</text:span><text:span text:style-name="T36"><text:s/></text:span><text:span text:style-name="T37">е</text:span><text:span text:style-name="T38"><text:s/></text:span><text:span text:style-name="T39">да</text:span><text:span text:style-name="T40"><text:s/></text:span><text:span text:style-name="T41">се</text:span><text:span text:style-name="T42"><text:s/></text:span><text:span text:style-name="T43">следят</text:span><text:span text:style-name="T44"><text:s/></text:span><text:span text:style-name="T45">атмосферните</text:span><text:span text:style-name="T46"><text:s/></text:span><text:span text:style-name="T47">условия</text:span><text:span text:style-name="T48"><text:s/></text:span><text:span text:style-name="T49">на</text:span><text:span text:style-name="T50"><text:s/></text:span><text:span text:style-name="T51">дадено</text:span><text:span text:style-name="T52"><text:s/></text:span><text:span text:style-name="T53">място</text:span><text:span text:style-name="T54"><text:s/></text:span><text:span text:style-name="T55">през</text:span><text:span text:style-name="T56"><text:s/></text:span><text:span text:style-name="T57">интернет</text:span><text:span text:style-name="T58"><text:s/></text:span><text:span text:style-name="T59">мрежата</text:span><text:span text:style-name="T60">,<text:s/></text:span><text:span text:style-name="T61">като</text:span><text:span text:style-name="T62"><text:s/></text:span><text:span text:style-name="T63">записите</text:span><text:span text:style-name="T64"><text:s/></text:span><text:span text:style-name="T65">се</text:span><text:span text:style-name="T66"><text:s/></text:span><text:span text:style-name="T67">представят</text:span><text:span text:style-name="T68"><text:s/></text:span><text:span text:style-name="T69">в</text:span><text:span text:style-name="T70"><text:s/></text:span><text:span text:style-name="T71">графичен</text:span><text:span text:style-name="T72"><text:s/></text:span><text:span text:style-name="T73">и</text:span><text:span text:style-name="T74"><text:s/></text:span><text:span text:style-name="T75">цифров</text:span><text:span text:style-name="T76"><text:s/></text:span><text:span text:style-name="T77">вид</text:span><text:span text:style-name="T78"><text:s/></text:span><text:span text:style-name="T79">за</text:span><text:span text:style-name="T80"><text:s/></text:span><text:span text:style-name="T81">по</text:span><text:span text:style-name="T82">-</text:span><text:span text:style-name="T83">добро</text:span><text:span text:style-name="T84"><text:s/></text:span><text:span text:style-name="T85">унагледяване</text:span><text:span text:style-name="T86"><text:s/></text:span><text:span text:style-name="T87">за</text:span><text:span text:style-name="T88"><text:s/></text:span><text:span text:style-name="T89">потребителя</text:span><text:span text:style-name="T90">.</text:span></text:p>
      <text:p text:style-name="P2"><text:span text:style-name="T91"/></text:p>
      <text:p text:style-name="P2"><text:span text:style-name="T92">2.<text:s/></text:span><text:span text:style-name="T93">Лист</text:span><text:span text:style-name="T94"><text:s/></text:span><text:span text:style-name="T95">с</text:span><text:span text:style-name="T96"><text:s/></text:span><text:span text:style-name="T97">материали</text:span></text:p>
      <text:list text:style-name="L3">
        <text:list-item>
          <text:p text:style-name="P3"><text:span text:style-name="T98">Ардуино</text:span><text:span text:style-name="T99"><text:s/></text:span><text:span text:style-name="T100">платка</text:span><text:span text:style-name="T101"><text:s/></text:span><text:span text:style-name="T102">– Arduino Uno (</text:span><text:span text:style-name="T103">в</text:span><text:span text:style-name="T104"><text:s/></text:span><text:span text:style-name="T105">частност</text:span><text:span text:style-name="T106"><text:s/>atmega328p<text:s/></text:span><text:span text:style-name="T107">с</text:span><text:span text:style-name="T108"><text:s/></text:span><text:span text:style-name="T109">вграден</text:span><text:span text:style-name="T110"><text:s/>wifi<text:s/></text:span><text:span text:style-name="T111">модул</text:span><text:span text:style-name="T112">)</text:span></text:p>
        </text:list-item>
        <text:list-item>
          <text:p text:style-name="P3"><text:span text:style-name="T113">WiFi<text:s/></text:span><text:span text:style-name="T114">модул</text:span><text:span text:style-name="T115"><text:s/>ESP8266<text:s/></text:span><text:span text:style-name="T116">– 01 (</text:span><text:span text:style-name="T117">може</text:span><text:span text:style-name="T118"><text:s/></text:span><text:span text:style-name="T119">и</text:span><text:span text:style-name="T120"><text:s/></text:span><text:span text:style-name="T121">да</text:span><text:span text:style-name="T122"><text:s/></text:span><text:span text:style-name="T123">е</text:span><text:span text:style-name="T124"><text:s/></text:span><text:span text:style-name="T125">вграден</text:span><text:span text:style-name="T126"><text:s/></text:span><text:span text:style-name="T127">за</text:span><text:span text:style-name="T128"><text:s/></text:span><text:span text:style-name="T129">ардуино</text:span><text:span text:style-name="T130"><text:s/></text:span><text:span text:style-name="T131">платката</text:span><text:span text:style-name="T132">)</text:span></text:p>
        </text:list-item>
        <text:list-item>
          <text:p text:style-name="P3"><text:span text:style-name="T133">сензор</text:span><text:span text:style-name="T134"><text:s/></text:span><text:span text:style-name="T135">за</text:span><text:span text:style-name="T136"><text:s/></text:span><text:span text:style-name="T137">температура</text:span><text:span text:style-name="T138"><text:s/></text:span><text:span text:style-name="T139">и</text:span><text:span text:style-name="T140"><text:s/></text:span><text:span text:style-name="T141">влажност</text:span><text:span text:style-name="T142"><text:s/>DHT22</text:span></text:p>
        </text:list-item>
        <text:list-item>
          <text:p text:style-name="P3"><text:span text:style-name="T143">LCD screen 16x2</text:span></text:p>
        </text:list-item>
      </text:list>
      <text:p text:style-name="P4"><text:span text:style-name="T144"/></text:p>
      <text:p text:style-name="P4"><text:span text:style-name="T145">3.<text:s/></text:span><text:span text:style-name="T146">Логика</text:span><text:span text:style-name="T147"><text:s/></text:span><text:span text:style-name="T148">на</text:span><text:span text:style-name="T149"><text:s/></text:span><text:span text:style-name="T150">проекта</text:span></text:p>
      <text:p text:style-name="P4"><text:span text:style-name="T151"/></text:p>
      <text:p text:style-name="P4"><text:span text:style-name="T152">Програмира</text:span><text:span text:style-name="T153"><text:s/></text:span><text:span text:style-name="T154">се</text:span><text:span text:style-name="T155"><text:s/>WiFi<text:s/></text:span><text:span text:style-name="T156">модула</text:span><text:span text:style-name="T157">,<text:s/></text:span><text:span text:style-name="T158">така</text:span><text:span text:style-name="T159"><text:s/></text:span><text:span text:style-name="T160">че</text:span><text:span text:style-name="T161"><text:s/></text:span><text:span text:style-name="T162">да</text:span><text:span text:style-name="T163"><text:s/></text:span><text:span text:style-name="T164">приема</text:span><text:span text:style-name="T165"><text:s/></text:span><text:span text:style-name="T166">данните</text:span><text:span text:style-name="T167"><text:s/></text:span><text:span text:style-name="T168">от</text:span><text:span text:style-name="T169"><text:s/>dht22<text:s/></text:span><text:span text:style-name="T170">и</text:span><text:span text:style-name="T171"><text:s/></text:span><text:span text:style-name="T172">да</text:span><text:span text:style-name="T173"><text:s/></text:span><text:span text:style-name="T174">ги</text:span><text:span text:style-name="T175"><text:s/></text:span><text:span text:style-name="T176">изпраща</text:span><text:span text:style-name="T177"><text:s/></text:span><text:span text:style-name="T178">на</text:span><text:span text:style-name="T179"><text:s/></text:span><text:span text:style-name="T180">сървъра</text:span><text:span text:style-name="T181"><text:s/></text:span><text:span text:style-name="T182">като</text:span><text:span text:style-name="T183"><text:s/>json<text:s/></text:span><text:span text:style-name="T184">обект</text:span><text:span text:style-name="T185">.<text:s/></text:span><text:span text:style-name="T186">След</text:span><text:span text:style-name="T187"><text:s/></text:span><text:span text:style-name="T188">това</text:span><text:span text:style-name="T189"><text:s/></text:span><text:span text:style-name="T190">се</text:span><text:span text:style-name="T191"><text:s/></text:span><text:span text:style-name="T192">създава</text:span><text:span text:style-name="T193"><text:s/>web api<text:s/></text:span><text:span text:style-name="T194">на</text:span><text:span text:style-name="T195"><text:s/>ASP.NET core,<text:s/></text:span><text:span text:style-name="T196">което</text:span><text:span text:style-name="T197"><text:s/></text:span><text:span text:style-name="T198">да</text:span><text:span text:style-name="T199"><text:s/></text:span><text:span text:style-name="T200">обработва</text:span><text:span text:style-name="T201"><text:s/>json<text:s/></text:span><text:span text:style-name="T202">обекта</text:span><text:span text:style-name="T203"><text:s/></text:span><text:span text:style-name="T204">пратен</text:span><text:span text:style-name="T205"><text:s/></text:span><text:span text:style-name="T206">на</text:span><text:span text:style-name="T207"><text:s/></text:span><text:span text:style-name="T208">сървъра</text:span><text:span text:style-name="T209"><text:s/></text:span><text:span text:style-name="T210">и</text:span><text:span text:style-name="T211"><text:s/></text:span><text:span text:style-name="T212">да</text:span><text:span text:style-name="T213"><text:s/></text:span><text:span text:style-name="T214">праща</text:span><text:span text:style-name="T215"><text:s/></text:span><text:span text:style-name="T216">обратно</text:span><text:span text:style-name="T217"><text:s/></text:span><text:span text:style-name="T218">към</text:span><text:span text:style-name="T219"><text:s/></text:span><text:span text:style-name="T220">него</text:span><text:span text:style-name="T221"><text:s/></text:span><text:span text:style-name="T222">графиките</text:span><text:span text:style-name="T223"><text:s/></text:span><text:span text:style-name="T224">на</text:span><text:span text:style-name="T225"><text:s/></text:span><text:span text:style-name="T226">обработените</text:span><text:span text:style-name="T227"><text:s/></text:span><text:span text:style-name="T228">стойности</text:span><text:span text:style-name="T229">.<text:s/></text:span><text:span text:style-name="T230">Кода</text:span><text:span text:style-name="T231"><text:s/></text:span><text:span text:style-name="T232">за</text:span><text:span text:style-name="T233"><text:s/></text:span><text:span text:style-name="T234">графиките</text:span><text:span text:style-name="T235"><text:s/></text:span><text:span text:style-name="T236">е</text:span><text:span text:style-name="T237"><text:s/></text:span><text:span text:style-name="T238">предоставен</text:span><text:span text:style-name="T239"><text:s/></text:span><text:span text:style-name="T240">от</text:span><text:span text:style-name="T241"><text:s/>google charts.</text:span></text:p>
      <text:p text:style-name="P4"><text:span text:style-name="T242"/></text:p>
      <text:p text:style-name="P4"><text:span text:style-name="T243">4.<text:s/></text:span><text:span text:style-name="T244">Свързване</text:span><text:span text:style-name="T245"><text:s/></text:span><text:span text:style-name="T246">на</text:span><text:span text:style-name="T247"><text:s/></text:span><text:span text:style-name="T248">схемата</text:span></text:p>
      <text:list text:style-name="L5">
        <text:list-item>
          <text:p text:style-name="P5"><text:span text:style-name="T249">Схема</text:span><text:span text:style-name="T250"><text:s/></text:span><text:span text:style-name="T251">на</text:span><text:span text:style-name="T252"><text:s/></text:span><text:span text:style-name="T253">проекта</text:span></text:p>
        </text:list-item>
      </text:list>
      <text:p text:style-name="P6"><draw:frame text:anchor-type="as-char" svg:width="152.40mm" svg:height="79.38mm" style:rel-width="scale" style:rel-height="scale"><draw:object-ole xlink:href="OleObj1"/><draw:image xlink:href="ObjectReplacements/OleObj1"/></draw:frame><text:span text:style-name="T254"/></text:p>
      <text:p text:style-name="P7"><text:span text:style-name="T254"/></text:p>
      <text:list text:style-name="L8">
        <text:list-item>
          <text:p text:style-name="P8"><text:span text:style-name="T255">Електрическа</text:span><text:span text:style-name="T256"><text:s/></text:span><text:span text:style-name="T257">верига</text:span></text:p>
        </text:list-item>
      </text:list>
      <text:p text:style-name="P9"><draw:frame text:anchor-type="as-char" svg:width="152.40mm" svg:height="195.00mm" style:rel-width="scale" style:rel-height="scale"><draw:object-ole xlink:href="OleObj2"/><draw:image xlink:href="ObjectReplacements/OleObj2"/></draw:frame><text:span text:style-name="T258"/></text:p>
      <text:p text:style-name="P9"><text:span text:style-name="T258"/></text:p>
      <text:p text:style-name="P10"><text:span text:style-name="T258"/></text:p>
      <text:p text:style-name="P10"><text:span text:style-name="T259">5.<text:s/></text:span><text:span text:style-name="T260">Разглеждани</text:span><text:span text:style-name="T261"><text:s/></text:span><text:span text:style-name="T262">величини</text:span></text:p>
      <text:list text:style-name="L11">
        <text:list-item>
          <text:p text:style-name="P11"><text:span text:style-name="T263">Температура</text:span><text:span text:style-name="T264"><text:s/>(</text:span><text:span text:style-name="T265">в</text:span><text:span text:style-name="T266"><text:s/></text:span><text:span text:style-name="T267">о</text:span><text:span text:style-name="T268">С</text:span><text:span text:style-name="T269">)</text:span></text:p>
        </text:list-item>
        <text:list-item>
          <text:p text:style-name="P11"><text:span text:style-name="T270">Относителна</text:span><text:span text:style-name="T271"><text:s/></text:span><text:span text:style-name="T272">влажност</text:span><text:span text:style-name="T273"><text:s/>(</text:span><text:span text:style-name="T274">безразмерна</text:span><text:span text:style-name="T275"><text:s/></text:span><text:span text:style-name="T276">величина</text:span><text:span text:style-name="T277">)</text:span></text:p>
        </text:list-item>
        <text:list-item>
          <text:p text:style-name="P11"><text:span text:style-name="T278">Топлинен</text:span><text:span text:style-name="T279"><text:s/></text:span><text:span text:style-name="T280">индекс</text:span><text:span text:style-name="T281"><text:s/>(</text:span><text:span text:style-name="T282">мярка</text:span><text:span text:style-name="T283"><text:s/></text:span><text:span text:style-name="T284">за</text:span><text:span text:style-name="T285"><text:s/></text:span><text:span text:style-name="T286">това</text:span><text:span text:style-name="T287"><text:s/></text:span><text:span text:style-name="T288">как</text:span><text:span text:style-name="T289"><text:s/></text:span><text:span text:style-name="T290">един</text:span><text:span text:style-name="T291"><text:s/></text:span><text:span text:style-name="T292">човек</text:span><text:span text:style-name="T293"><text:s/></text:span><text:span text:style-name="T294">би</text:span><text:span text:style-name="T295"><text:s/></text:span><text:span text:style-name="T296">почувствал</text:span><text:span text:style-name="T297"><text:s/></text:span><text:span text:style-name="T298">дадената</text:span><text:span text:style-name="T299"><text:s/></text:span><text:span text:style-name="T300">температура</text:span><text:span text:style-name="T301"><text:s/></text:span><text:span text:style-name="T302">при</text:span><text:span text:style-name="T303"><text:s/></text:span><text:span text:style-name="T304">определена</text:span><text:span text:style-name="T305"><text:s/></text:span><text:span text:style-name="T306">влажност</text:span><text:span text:style-name="T307">,<text:s/></text:span><text:span text:style-name="T308">отново</text:span><text:span text:style-name="T309"><text:s/></text:span><text:span text:style-name="T310">се</text:span><text:span text:style-name="T311"><text:s/></text:span><text:span text:style-name="T312">измерва</text:span><text:span text:style-name="T313"><text:s/></text:span><text:span text:style-name="T314">в</text:span><text:span text:style-name="T315"><text:s text:c="2"/></text:span><text:span text:style-name="T316">о</text:span><text:span text:style-name="T317">С</text:span><text:span text:style-name="T318">)<text:line-break/></text:span><text:span text:style-name="T319">Формулата</text:span><text:span text:style-name="T320">,<text:s/></text:span><text:span text:style-name="T321">по</text:span><text:span text:style-name="T322"><text:s/></text:span><text:span text:style-name="T323">която</text:span><text:span text:style-name="T324"><text:s/></text:span><text:span text:style-name="T325">се</text:span><text:span text:style-name="T326"><text:s/></text:span><text:span text:style-name="T327">определя</text:span><text:span text:style-name="T328"><text:s/></text:span><text:span text:style-name="T329">този</text:span><text:span text:style-name="T330"><text:s/></text:span><text:span text:style-name="T331">индекс</text:span><text:span text:style-name="T332"><text:s/></text:span><text:span text:style-name="T333">е</text:span><text:span text:style-name="T334"><text:s/></text:span><text:span text:style-name="T335">изведена</text:span><text:span text:style-name="T336"><text:s/></text:span><text:span text:style-name="T337">емпирично</text:span><text:span text:style-name="T338"><text:s/></text:span><text:span text:style-name="T339">и</text:span><text:span text:style-name="T340"><text:s/></text:span><text:span text:style-name="T341">има</text:span><text:span text:style-name="T342"><text:s/></text:span><text:span text:style-name="T343">следния</text:span><text:span text:style-name="T344"><text:s/></text:span><text:span text:style-name="T345">вид</text:span><text:span text:style-name="T346">: </text:span></text:p>
        </text:list-item>
        <text:list-item>
          <text:p text:style-name="P11"><text:span text:style-name="T347">Точка</text:span><text:span text:style-name="T348"><text:s/></text:span><text:span text:style-name="T349">на</text:span><text:span text:style-name="T350"><text:s/></text:span><text:span text:style-name="T351">оросяване</text:span><text:span text:style-name="T352"><text:s/></text:span><text:span text:style-name="T353">–<text:s/></text:span><text:span text:style-name="T354">Температурата</text:span><text:span text:style-name="T355">,<text:s/></text:span><text:span text:style-name="T356">до</text:span><text:span text:style-name="T357"><text:s/></text:span><text:span text:style-name="T358">която</text:span><text:span text:style-name="T359"><text:s/></text:span><text:span text:style-name="T360">въздухът</text:span><text:span text:style-name="T361"><text:s/></text:span><text:span text:style-name="T362">трябва</text:span><text:span text:style-name="T363"><text:s/></text:span><text:span text:style-name="T364">да</text:span><text:span text:style-name="T365"><text:s/></text:span><text:span text:style-name="T366">се</text:span><text:span text:style-name="T367"><text:s/></text:span><text:span text:style-name="T368">охлади</text:span><text:span text:style-name="T369">,<text:s/></text:span><text:span text:style-name="T370">за</text:span><text:span text:style-name="T371"><text:s/></text:span><text:span text:style-name="T372">да</text:span><text:span text:style-name="T373"><text:s/></text:span><text:span text:style-name="T374">се</text:span><text:span text:style-name="T375"><text:s/></text:span><text:span text:style-name="T376">насити</text:span><text:span text:style-name="T377"><text:s/></text:span><text:span text:style-name="T378">с</text:span><text:span text:style-name="T379"><text:s/></text:span><text:span text:style-name="T380">водна</text:span><text:span text:style-name="T381"><text:s/></text:span><text:span text:style-name="T382">пара</text:span><text:span text:style-name="T383">. <text:line-break/></text:span><text:span text:style-name="T384">Определя</text:span><text:span text:style-name="T385"><text:s/></text:span><text:span text:style-name="T386">се</text:span><text:span text:style-name="T387"><text:s/></text:span><text:span text:style-name="T388">по</text:span><text:span text:style-name="T389"><text:s/></text:span><text:span text:style-name="T390">следната</text:span><text:span text:style-name="T391"><text:s/></text:span><text:span text:style-name="T392">формула</text:span><text:span text:style-name="T393">: </text:span></text:p>
        </text:list-item>
      </text:list>
      <text:p text:style-name="P12"><text:span text:style-name="T3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